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99bc" officeooo:paragraph-rsid="0008dfe5"/>
    </style:style>
    <style:style style:name="P2" style:family="paragraph" style:parent-style-name="Standard">
      <style:text-properties officeooo:rsid="0008dfe5" officeooo:paragraph-rsid="0008dfe5"/>
    </style:style>
    <style:style style:name="P3" style:family="paragraph" style:parent-style-name="Standard">
      <style:text-properties officeooo:rsid="00099a07" officeooo:paragraph-rsid="00099a07"/>
    </style:style>
    <style:style style:name="P4" style:family="paragraph" style:parent-style-name="Standard">
      <style:text-properties officeooo:rsid="00099a07" officeooo:paragraph-rsid="0008dfe5"/>
    </style:style>
    <style:style style:name="P5" style:family="paragraph" style:parent-style-name="Standard">
      <style:text-properties officeooo:rsid="0009d632" officeooo:paragraph-rsid="0009d632"/>
    </style:style>
    <style:style style:name="P6" style:family="paragraph" style:parent-style-name="Standard">
      <style:text-properties officeooo:rsid="0009d632" officeooo:paragraph-rsid="0010cc65"/>
    </style:style>
    <style:style style:name="P7" style:family="paragraph" style:parent-style-name="Standard">
      <style:text-properties officeooo:rsid="0009d632" officeooo:paragraph-rsid="001194d1"/>
    </style:style>
    <style:style style:name="P8" style:family="paragraph" style:parent-style-name="Text_20_body" style:list-style-name="">
      <style:text-properties officeooo:paragraph-rsid="000bbb3e"/>
    </style:style>
    <style:style style:name="P9" style:family="paragraph" style:parent-style-name="Text_20_body">
      <style:text-properties officeooo:paragraph-rsid="00135fe4"/>
    </style:style>
    <style:style style:name="P10" style:family="paragraph" style:parent-style-name="Heading_20_1">
      <style:text-properties officeooo:rsid="0008dfe5"/>
    </style:style>
    <style:style style:name="P11" style:family="paragraph" style:parent-style-name="Heading_20_1" style:list-style-name="">
      <style:text-properties officeooo:paragraph-rsid="000b2403"/>
    </style:style>
    <style:style style:name="P12" style:family="paragraph" style:parent-style-name="Heading_20_1">
      <style:paragraph-properties fo:break-before="page"/>
      <style:text-properties officeooo:paragraph-rsid="00135fe4"/>
    </style:style>
    <style:style style:name="T1" style:family="text">
      <style:text-properties officeooo:rsid="000b2403"/>
    </style:style>
    <style:style style:name="T2" style:family="text">
      <style:text-properties officeooo:rsid="000bbb3e"/>
    </style:style>
    <style:style style:name="T3" style:family="text">
      <style:text-properties officeooo:rsid="000c4298"/>
    </style:style>
    <style:style style:name="T4" style:family="text">
      <style:text-properties officeooo:rsid="000eaada"/>
    </style:style>
    <style:style style:name="T5" style:family="text">
      <style:text-properties officeooo:rsid="000f33d3"/>
    </style:style>
    <style:style style:name="T6" style:family="text">
      <style:text-properties officeooo:rsid="0010cc65"/>
    </style:style>
    <style:style style:name="T7" style:family="text">
      <style:text-properties officeooo:rsid="001194d1"/>
    </style:style>
    <style:style style:name="T8" style:family="text">
      <style:text-properties officeooo:rsid="00135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Sprint 0</text:span></text:h>
      <text:h text:style-name="P8" text:outline-level="1"><text:span text:style-name="T3">–</text:span><text:span text:style-name="T2">// to come //</text:span><text:span text:style-name="T3">–</text:span></text:h>
      <text:h text:style-name="P12" text:outline-level="1"><text:span text:style-name="T8">Logbog 02-12-2013</text:span></text:h>
      <text:p text:style-name="P9"><text:span text:style-name="T8">Dagen startede med at vi lavede estimater for vores storries. Vi gjorde dette ved brug af planning poker. Vi var relativt enige i vores estimater omkring de forskellige storries, og kunne sagtens blive enige efter at vi havde diskuteret dem.</text:span></text:p>
      <text:p text:style-name="P9"><text:span text:style-name="T8">Efter at vi havde estimeret skulle opgaverne prioriteres og sættes ind i de pågældende sprints. </text:span></text:p>
      <text:p text:style-name="P9"><text:span text:style-name="T8">Sprint 1 indeholder 5 stories til en total story points værdi på 63.</text:span></text:p>
      <text:p text:style-name="P9"><text:span text:style-name="T8">Sprint 2 indeholder 1 story til en værdi på 100</text:span></text:p>
      <text:p text:style-name="P9"><text:span text:style-name="T8">Sprint 3 indeholder 3 stories til en værdi på 73</text:span></text:p>
      <text:p text:style-name="P9"><text:span text:style-name="T8">Vi havde en diskussion med Mogens omkring størrelsen på vores API story (Sprint 2). Man skal opdele stories på over 40 point i mindre dele, for at gøre den mere overskuelig. Det blev besluttet at vi forsøger at gøre dette primo sprint 2. Således at alle i gruppen kan arbejde på hver deres task/story.</text:span></text:p>
      <text:h text:style-name="Heading_20_1" text:outline-level="1">Logbog 03-12-2013</text:h>
      <text:p text:style-name="P1">Uforudsete problemer: </text:p>
      <text:p text:style-name="P1">Mappe strukturen for projektet var ikke aftalt før start. Dette gjorde at vi i starten af dagen måtte bruge 30 minutter på at aftale og planlægge strukturen. Dette blev overset som en spike i sprint 0. </text:p>
      <text:p text:style-name="P1"/>
      <text:p text:style-name="P2">Der har været en del problemer med at forbinde til databasen. Dette skyldes en driver fejl, <text:span text:style-name="T5">hos driveren som skal stå for at få vores postgreSQL server til at arbejde sammen med Entityframework</text:span>. Ting som disse er svære at forudse, vi havde derfor ikke planlagt efter disse problemer, hvilket har resulteret i den nuværende forsinkelse. Dette ville have været et godt emne at teste igennem i et eventuelt spike i sprint 0, hvis vi havde vurderet det som et sandsynligt problem. </text:p>
      <text:p text:style-name="P2"/>
      <text:p text:style-name="P3">Databasen blev designet og bygget.</text:p>
      <text:p text:style-name="P2"/>
      <text:p text:style-name="P3">I løbet af dagen skulle vi til at lave repository-klasser til de storries vi arbejder på nu. Da brugeren har data der strækker sig over flere forskellige tables blev vi nødt til at diskutere hvordan vi ville lave repository-klasserne så data udtræk ikke var unødvendigt store – eller unødvendigt besværligt.</text:p>
      <text:p text:style-name="P4"/>
      <text:p text:style-name="P3">Den <text:span text:style-name="T4">foreløbige</text:span> løsning blev at sammensætte User (bruger) objektet af objekter fra de andre tabeller – således at man kun behøves at hente de data ud, som man er interesseret i.</text:p>
      <text:p text:style-name="P3"/>
      <text:p text:style-name="P3">Vi har også oprettet Unit tests for at sikre kvaliteten.</text:p>
      <text:p text:style-name="P2"><text:s/></text:p>
      <text:p text:style-name="P5">I slutningen af dagen var der undertasks som var færdige, men storries som hovedpunkt kunne ikke færdiggøres. Hvilket betyder at vores burn down ikke kunne nedskrives.</text:p>
      <text:p text:style-name="P5"/>
      <text:p text:style-name="P7"><text:span text:style-name="T7">I dag har vi gjort brug af pairprogramming i forbindelse med opsætningen af vores ORM.</text:span></text:p>
      <text:p text:style-name="P2"/>
      <text:h text:style-name="P10" text:outline-level="1">Logbog 04-12-2013 </text:h>
      <text:p text:style-name="P5">I dag fortsatte problemerne med at få forbindelse til databasen. Morten har siddet de 2 første timer af dagen, og forsøgt at løse problemet. Herefter overtog Mads opgaven – for at få et nyt perspektiv på problemet.</text:p>
      <text:p text:style-name="P5">I mellemtiden fortsætter arbejdet på, at lave Repository-, model- og mapping klasser. Desuden er arbejdet påbegyndt på at lave Views(GUI) <text:s/>til storien: Opret bruger. </text:p>
      <text:p text:style-name="P5"><text:soft-page-break/></text:p>
      <text:p text:style-name="P6"><text:span text:style-name="T6">Vi prøver at bygge så meget som muligt uden forbindelse til databasen, dette betyder, at vi ikke er i stand til at lave tests på vores kald, hvilket derfor bliver udsat til senere. </text:span><text:span text:style-name="T7">Således ikke test first, men code first.</text:span></text:p>
      <text:p text:style-name="P6"><text:span text:style-name="T7"/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09:40:48.03</meta:creation-date>
    <dc:date>2013-12-04T11:51:34.27</dc:date>
    <meta:editing-duration>PT1H2M55S</meta:editing-duration>
    <meta:editing-cycles>14</meta:editing-cycles>
    <meta:generator>LibreOffice/3.6$Windows_x86 LibreOffice_project/e29a214-2bbed72-0621de6-a97528c-8f066d</meta:generator>
    <meta:document-statistic meta:table-count="0" meta:image-count="0" meta:object-count="0" meta:page-count="3" meta:paragraph-count="24" meta:word-count="511" meta:character-count="3005" meta:non-whitespace-character-count="2509"/>
  </office:meta>
</office:document-meta>
</file>